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1ee98" officeooo:paragraph-rsid="0011ee98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0e801" officeooo:paragraph-rsid="0011ee9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10e801" officeooo:paragraph-rsid="0011ee9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0e801" officeooo:paragraph-rsid="0011ee98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1ee98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text-underline-style="solid" style:text-underline-width="auto" style:text-underline-color="font-color" officeooo:rsid="0011ee98" style:font-style-asian="normal" style:font-style-complex="normal"/>
    </style:style>
    <style:style style:name="T3" style:family="text">
      <style:text-properties fo:font-style="normal" style:text-underline-style="none" fo:font-weight="bold" officeooo:rsid="0011ee98" style:font-style-asian="normal" style:font-weight-asian="bold" style:font-style-complex="normal" style:font-weight-complex="bold"/>
    </style:style>
    <style:style style:name="T4" style:family="text">
      <style:text-properties fo:font-style="normal" style:text-underline-style="none" fo:font-weight="bold" officeooo:rsid="0010e801" style:font-style-asian="normal" style:font-weight-asian="bold" style:font-style-complex="normal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e801" style:font-weight-asian="bold" style:font-weight-complex="bold"/>
    </style:style>
    <style:style style:name="T8" style:family="text">
      <style:text-properties officeooo:rsid="0010e8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area para PROG0</text:span><text:span text:style-name="T2">2</text:span></text:p>
      <text:p text:style-name="P3"/>
      <text:p text:style-name="P3"/>
      <text:p text:style-name="P5"><text:span text:style-name="T3">Ejercicio 2</text:span><text:span text:style-name="T4">:</text:span></text:p>
      <text:p text:style-name="P2"/>
      <text:p text:style-name="P1">1. double: No se puede utilizar al ser un tipo de variable.</text:p>
      <text:p text:style-name="P1">2. <text:span text:style-name="T5">horaactual: No puede iniciar con el caracter ‘/</text:span>’</text:p>
      <text:p text:style-name="P1">3. $hora: Si</text:p>
      <text:p text:style-name="P1">4. MiHora: Si</text:p>
      <text:p text:style-name="P1">5. _hora: Si</text:p>
      <text:p text:style-name="P1">6. 5hora:No puede empezar con un numero.</text:p>
      <text:p text:style-name="P1">7. char: No se puede utilizar al ser un tipo de variable.</text:p>
      <text:p text:style-name="P1"/>
      <text:p text:style-name="P1"><text:span text:style-name="T6">Ejercicio 3</text:span><text:span text:style-name="T7">:</text:span></text:p>
      <text:p text:style-name="P1"><text:span text:style-name="T7"/></text:p>
      <text:p text:style-name="P1"><text:span text:style-name="T8">v</text:span>ar1 || var 2 &amp;&amp; var3 = false</text:p>
      <text:p text:style-name="P1">(var1 || var3) &amp;&amp; (var2 &amp;&amp; !var1) = false</text:p>
      <text:p text:style-name="P1">(var2 || !var1 || !var3) &amp;&amp; var1 = true</text:p>
      <text:p text:style-name="P1">(X&gt;3 || Y&gt;3) &amp;&amp; Z&lt;-3 = false</text:p>
      <text:p text:style-name="P1">(X+Z == 15) &amp;&amp; (Y != 2) = tr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0.3.1$Linux_X86_64 LibreOffice_project/00$Build-1</meta:generator>
    <meta:editing-cycles>0</meta:editing-cycles>
    <meta:editing-duration>P0D</meta:editing-duration>
    <meta:document-statistic meta:table-count="0" meta:image-count="0" meta:object-count="0" meta:page-count="1" meta:paragraph-count="15" meta:word-count="98" meta:character-count="452" meta:non-whitespace-character-count="369"/>
  </office:meta>
</office:document-meta>
</file>